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 style:font-pitch="variable"/>
    <style:font-face style:name="Linux Libertine" svg:font-family="'Linux Libertine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none" draw:fill-color="#ffffff" draw:textarea-horizontal-align="justify" draw:textarea-vertical-align="middle" draw:auto-grow-height="false" fo:min-height="11.03cm" fo:min-width="16.472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9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3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style:font-name="Linux Libertine"/>
    </style:style>
    <style:style style:name="P2" style:family="paragraph">
      <loext:graphic-properties draw:fill="none"/>
      <style:paragraph-properties fo:text-align="center"/>
      <style:text-properties style:font-name="Linux Libertine"/>
    </style:style>
    <style:style style:name="P3" style:family="paragraph">
      <style:paragraph-properties fo:text-align="start"/>
      <style:text-properties style:font-name="Linux Libertine" fo:font-size="14pt"/>
    </style:style>
    <style:style style:name="P4" style:family="paragraph">
      <loext:graphic-properties draw:fill="none" draw:fill-color="#ffffff"/>
      <style:paragraph-properties fo:text-align="start"/>
      <style:text-properties style:font-name="Linux Libertine" fo:font-size="14pt"/>
    </style:style>
    <style:style style:name="P5" style:family="paragraph">
      <style:text-properties style:font-name="Linux Libertine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Linux Libertine" fo:font-weight="bold" style:font-weight-asian="bold" style:font-weight-complex="bold"/>
    </style:style>
    <style:style style:name="P7" style:family="paragraph">
      <style:paragraph-properties fo:text-align="start"/>
      <style:text-properties style:font-name="Linux Libertine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font-name="Linux Libertine"/>
    </style:style>
    <style:style style:name="P9" style:family="paragraph">
      <loext:graphic-properties draw:fill="none" draw:fill-color="#ffffff"/>
      <style:paragraph-properties fo:text-align="start"/>
      <style:text-properties style:font-name="Linux Libertine"/>
    </style:style>
    <style:style style:name="P10" style:family="paragraph">
      <style:text-properties style:font-name="Linux Libertine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Linux Libertine"/>
    </style:style>
    <style:style style:name="P12" style:family="paragraph">
      <loext:graphic-properties draw:fill="none" draw:fill-color="#ffffff"/>
      <style:text-properties style:font-name="Linux Liberti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Linux Libertine" fo:font-size="12pt"/>
    </style:style>
    <style:style style:name="P15" style:family="paragraph">
      <loext:graphic-properties draw:fill="none" draw:fill-color="#ffffff"/>
      <style:text-properties style:font-name="Linux Libertine" fo:font-size="12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nux Libertin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8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16cm" svg:x="2.85cm" svg:y="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85cm" svg:y1="10.5cm" svg:x2="26.85cm" svg:y2="10.5cm">
          <text:p/>
        </draw:line>
        <draw:frame draw:style-name="gr3" draw:text-style-name="P4" draw:layer="layout" svg:width="2cm" svg:height="0.848cm" svg:x="18cm" svg:y="9.694cm">
          <draw:text-box>
            <text:p text:style-name="P3">3 km</text:p>
          </draw:text-box>
        </draw:frame>
        <draw:line draw:style-name="gr2" draw:text-style-name="P2" draw:layer="layout" svg:x1="14.85cm" svg:y1="2.5cm" svg:x2="14.85cm" svg:y2="18.5cm">
          <text:p/>
        </draw:line>
        <draw:frame draw:style-name="gr4" draw:text-style-name="P4" draw:layer="layout" svg:width="1.75cm" svg:height="1.445cm" svg:x="15cm" svg:y="4.194cm">
          <draw:text-box>
            <text:p text:style-name="P3">2 <text:span text:style-name="T1">km</text:span></text:p>
          </draw:text-box>
        </draw:frame>
        <draw:frame draw:style-name="gr5" draw:text-style-name="P6" draw:layer="layout" svg:width="4.75cm" svg:height="1.013cm" svg:x="1cm" svg:y="1cm">
          <draw:text-box>
            <text:p text:style-name="P5"><text:span text:style-name="T2">El Dörädö</text:span></text:p>
          </draw:text-box>
        </draw:frame>
        <draw:frame draw:style-name="gr6" draw:text-style-name="P9" draw:layer="layout" svg:width="11.75cm" svg:height="4.595cm" svg:x="1cm" svg:y="15.405cm">
          <draw:text-box>
            <text:p text:style-name="P7">[m]</text:p>
            <text:p text:style-name="P8">(1/9000000)x²+(1/4000000)y²=1</text:p>
            <text:p text:style-name="P8"><text:span text:style-name="T3">(1/9000000)x²+(1/4000000)y²</text:span><text:span text:style-name="T3">-1=0</text:span></text:p>
            <text:p text:style-name="P8">y=±(2*(9000000-x²)^0.5)/3</text:p>
            <text:p text:style-name="P7">x=±(3*(4000000-y²)^0.5)/2</text:p>
          </draw:text-box>
        </draw:frame>
        <draw:frame draw:style-name="gr7" draw:text-style-name="P12" draw:layer="layout" svg:width="5.053cm" svg:height="3.871cm" svg:x="23.45cm" svg:y="1.051cm">
          <draw:text-box>
            <text:p text:style-name="P10">240 mm ≙ 3000 m</text:p>
            <text:p text:style-name="P10"><text:span text:style-name="T3">80 mm ≙ 1000 m</text:span></text:p>
            <text:p text:style-name="P11"><text:span text:style-name="T4">1 mm </text:span><text:span text:style-name="T3">≙ 12,5 m</text:span></text:p>
            <text:p text:style-name="P11"><text:span text:style-name="T4">0,08 mm </text:span><text:span text:style-name="T3">≙ 1 m</text:span></text:p>
            <text:p text:style-name="P11"><text:span text:style-name="T3"/></text:p>
          </draw:text-box>
        </draw:frame>
        <draw:frame draw:style-name="gr8" draw:text-style-name="P12" draw:layer="layout" svg:width="9.5cm" svg:height="3.095cm" svg:x="1cm" svg:y="2.155cm">
          <draw:text-box>
            <text:p text:style-name="P10">Etagenhöhe: 3 m</text:p>
            <text:p text:style-name="P10">Innenraumhöhe: 2,5 m</text:p>
          </draw:text-box>
        </draw:frame>
        <draw:line draw:style-name="gr9" draw:text-style-name="P13" draw:layer="layout" svg:x1="1.25cm" svg:y1="6.75cm" svg:x2="1.334cm" svg:y2="6.75cm">
          <text:p/>
        </draw:line>
        <draw:line draw:style-name="gr10" draw:text-style-name="P13" draw:layer="layout" svg:x1="22.5cm" svg:y1="8.592cm" svg:x2="22.5cm" svg:y2="8.192cm">
          <text:p/>
        </draw:line>
        <draw:frame draw:style-name="gr11" draw:text-style-name="P15" draw:layer="layout" svg:width="1.5cm" svg:height="1cm" svg:x="22.5cm" svg:y="8cm">
          <draw:text-box>
            <text:p text:style-name="P14">50 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 style:font-pitch="variable"/>
    <style:font-face style:name="Linux Libertine" svg:font-family="'Linux Libertine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0T04:16:20.803957126</meta:creation-date>
    <dc:date>2021-01-30T06:14:22.854022682</dc:date>
    <meta:editing-duration>PT34M15S</meta:editing-duration>
    <meta:editing-cycles>11</meta:editing-cycles>
    <meta:generator>LibreOffice/7.0.4.2$Linux_X86_64 LibreOffice_project/00$Build-2</meta:generator>
    <meta:document-statistic meta:object-count="12"/>
  </office:meta>
</office:document-meta>
</file>